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ClassLoader.DynamicClassLoader( URL [ ] urls , ClassLoader parent , URLStreamHandl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ClassLoader.DynamicClassLoader( URL [ ] urls ,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ClassLoader.updateLoader( URL [ ] ur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ClassLoader.add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ClassLoader.DynamicClassLoader( URL [ ] 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